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B00001C3800001C3811CFE8A3684EF265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a80039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vertical-align="middle" draw:auto-grow-height="false" fo:min-height="7.05cm" fo:min-width="0cm"/>
    </style:style>
    <style:style style:name="gr9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7.1cm" fo:min-width="2.45cm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 text:style-name="P7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2cm" svg:x="11.2cm" svg:y="1.6cm">
          <text:p text:style-name="P2"><text:span text:style-name="T1">Set de test</text:span><text:span text:style-name="T1"><text:line-break/></text:span><text:span text:style-name="T1">n°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cm" svg:height="1.2cm" svg:x="17.2cm" svg:y="1.6cm">
          <text:p text:style-name="P2"><text:span text:style-name="T1">Classes.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4cm" svg:y1="2.2cm" svg:x2="11cm" svg:y2="2.2cm">
          <text:p/>
        </draw:line>
        <draw:custom-shape draw:style-name="gr8" draw:text-style-name="P5" draw:layer="layout" svg:width="0.9cm" svg:height="7.7cm" svg:x="5.2cm" svg:y="2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6" draw:layer="layout" svg:width="3cm" svg:height="7.4cm" svg:x="11.2cm" svg:y="3.2cm">
          <text:p text:style-name="P2"><text:span text:style-name="T1">Set d’appr.</text:span></text:p>
          <text:p text:style-name="P2"><text:span text:style-name="T1">n°1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cm" svg:height="2.2cm" svg:x="15cm" svg:y="3.3cm">
          <draw:image xlink:href="Pictures/2000000B00001C3800001C3811CFE8A3684EF265.wmf" xlink:type="simple" xlink:show="embed" xlink:actuate="onLoad">
            <text:p text:style-name="P7"><text:span text:style-name="T1">Classifieur</text:span></text:p>
            <text:p text:style-name="P7"><text:span text:style-name="T1">n°1</text:span></text:p>
          </draw:image>
        </draw:frame>
        <draw:custom-shape draw:style-name="gr11" draw:text-style-name="P8" draw:layer="layout" svg:width="3.4cm" svg:height="3cm" svg:x="13.9cm" svg:y="1.3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8" draw:layer="layout" svg:width="3.4cm" svg:height="3cm" svg:x="12.3cm" svg:y="3.3cm">
          <text:p/>
          <draw:enhanced-geometry svg:viewBox="0 0 21600 21600" draw:text-areas="0 0 21600 21600" draw:mirror-vertical="true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5" draw:layer="layout" svg:x1="6.3cm" svg:y1="6.8cm" svg:x2="11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2:55:00.673199000</meta:creation-date>
    <dc:date>2017-12-13T13:33:24.315120000</dc:date>
    <dc:creator>Philippe Grosjean</dc:creator>
    <meta:editing-duration>PT35M18S</meta:editing-duration>
    <meta:editing-cycles>4</meta:editing-cycles>
    <meta:generator>LibreOffice/5.4.3.2$MacOSX_X86_64 LibreOffice_project/92a7159f7e4af62137622921e809f8546db437e5</meta:generator>
    <meta:document-statistic meta:object-count="17"/>
  </office:meta>
</office:document-meta>
</file>